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1in" table:align="left"/>
    </style:style>
    <style:style style:name="Table2.A" style:family="table-column">
      <style:table-column-properties style:column-width="2.5639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9396in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style:min-row-height="0.2493in"/>
    </style:style>
    <style:style style:name="Table2.3" style:family="table-row">
      <style:table-row-properties style:min-row-height="0.0479in"/>
    </style:style>
    <style:style style:name="P1" style:family="paragraph" style:parent-style-name="Standard">
      <style:text-properties officeooo:rsid="0004bb1b" officeooo:paragraph-rsid="0004bb1b"/>
    </style:style>
    <style:style style:name="P2" style:family="paragraph" style:parent-style-name="Standard">
      <style:text-properties officeooo:rsid="001685d2" officeooo:paragraph-rsid="001685d2"/>
    </style:style>
    <style:style style:name="P3" style:family="paragraph" style:parent-style-name="Table_20_Contents">
      <style:text-properties officeooo:rsid="001685d2" officeooo:paragraph-rsid="001685d2"/>
    </style:style>
    <style:style style:name="P4" style:family="paragraph" style:parent-style-name="Standard">
      <style:text-properties officeooo:rsid="004e58f2" officeooo:paragraph-rsid="004e58f2"/>
    </style:style>
    <style:style style:name="P5" style:family="paragraph" style:parent-style-name="Table_20_Contents">
      <style:text-properties officeooo:rsid="004e58f2" officeooo:paragraph-rsid="004e58f2"/>
    </style:style>
    <style:style style:name="P6" style:family="paragraph" style:parent-style-name="Table_20_Contents">
      <style:text-properties officeooo:rsid="004fb955" officeooo:paragraph-rsid="004fb955"/>
    </style:style>
    <style:style style:name="P7" style:family="paragraph" style:parent-style-name="Text_20_body">
      <style:text-properties officeooo:rsid="0056da98" officeooo:paragraph-rsid="0056da98"/>
    </style:style>
    <style:style style:name="P8" style:family="paragraph" style:parent-style-name="Table_20_Contents">
      <style:text-properties officeooo:rsid="0067c310" officeooo:paragraph-rsid="0067c310"/>
    </style:style>
    <style:style style:name="P9" style:family="paragraph" style:parent-style-name="Table_20_Contents">
      <style:text-properties officeooo:rsid="0068e68a" officeooo:paragraph-rsid="0068e68a"/>
    </style:style>
    <style:style style:name="P10" style:family="paragraph" style:parent-style-name="Standard">
      <style:text-properties officeooo:paragraph-rsid="00695fee"/>
    </style:style>
    <style:style style:name="P11" style:family="paragraph" style:parent-style-name="Standard">
      <style:text-properties fo:font-weight="bold" officeooo:paragraph-rsid="00695fee" style:font-weight-asian="bold" style:font-weight-complex="bold"/>
    </style:style>
    <style:style style:name="P12" style:family="paragraph" style:parent-style-name="Standard">
      <style:text-properties officeooo:paragraph-rsid="00697673"/>
    </style:style>
    <style:style style:name="P13" style:family="paragraph" style:parent-style-name="Standard">
      <style:text-properties fo:font-weight="bold" officeooo:rsid="0027fbae" officeooo:paragraph-rsid="00697673" style:font-weight-asian="bold" style:font-weight-complex="bold"/>
    </style:style>
    <style:style style:name="P14" style:family="paragraph" style:parent-style-name="Standard">
      <style:text-properties fo:font-weight="bold" officeooo:rsid="0027fbae" officeooo:paragraph-rsid="00695fee" style:font-weight-asian="bold" style:font-weight-complex="bold"/>
    </style:style>
    <style:style style:name="P15" style:family="paragraph" style:parent-style-name="Standard">
      <style:text-properties officeooo:rsid="0027fbae" officeooo:paragraph-rsid="00697673"/>
    </style:style>
    <style:style style:name="P16" style:family="paragraph" style:parent-style-name="Standard">
      <style:text-properties officeooo:rsid="0027fbae" officeooo:paragraph-rsid="00695fee"/>
    </style:style>
    <style:style style:name="P17" style:family="paragraph" style:parent-style-name="Standard">
      <style:text-properties officeooo:rsid="003ee794" officeooo:paragraph-rsid="003ee794"/>
    </style:style>
    <style:style style:name="P18" style:family="paragraph" style:parent-style-name="Standard">
      <style:text-properties style:text-underline-style="none" fo:font-weight="normal" officeooo:rsid="003ee794" officeooo:paragraph-rsid="003ee794" style:font-weight-asian="normal" style:font-weight-complex="normal"/>
    </style:style>
    <style:style style:name="T1" style:family="text">
      <style:text-properties officeooo:rsid="0027fbae"/>
    </style:style>
    <style:style style:name="T2" style:family="text">
      <style:text-properties style:text-position="0% 100%" fo:font-weight="normal" officeooo:rsid="003574ba" style:font-weight-asian="normal" style:font-weight-complex="normal"/>
    </style:style>
    <style:style style:name="T3" style:family="text">
      <style:text-properties officeooo:rsid="0004bb1b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7fba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6b14eb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7fbae"/>
    </style:style>
    <style:style style:name="T8" style:family="text">
      <style:text-properties officeooo:rsid="004e58f2"/>
    </style:style>
    <style:style style:name="T9" style:family="text">
      <style:text-properties officeooo:rsid="00695f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95fee" style:font-weight-asian="bold" style:font-weight-complex="bold"/>
    </style:style>
    <style:style style:name="T12" style:family="text">
      <style:text-properties fo:font-weight="bold" officeooo:rsid="0027fbae" style:font-weight-asian="bold" style:font-weight-complex="bold"/>
    </style:style>
    <style:style style:name="T13" style:family="text">
      <style:text-properties style:text-underline-style="none" officeooo:rsid="0027fbae"/>
    </style:style>
    <style:style style:name="T14" style:family="text">
      <style:text-properties fo:font-style="italic" officeooo:rsid="0027fbae" style:font-style-asian="italic" style:font-style-complex="italic"/>
    </style:style>
    <style:style style:name="T15" style:family="text">
      <style:text-properties officeooo:rsid="006b14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Cerinta</text:span>:</text:p>
      <text:p text:style-name="Standard">La un concurs de programare participa mai multi concurenti din diferite tari. Concursul presupune rezolvarea mai multor(10) probleme intr-un interval de timp dat. Fiecare participant este identificat printr-un ID si rezultatele obtinute pentru rezolvarea fiecarei probleme sunt salvate intr-un fisier cu rezultate in care pe fiecare linie sunt inregistrari de forma (ID, Punctaj). Punctajele concurentilor dintr-o tara C1 corespunzatoare fiecarei probleme se gasesc in fisiere separate (“RezultateC1_P1.txt”, “RezultateC1_P2.txt, …“RezultateC1_P10.txt). Un punctaj negativ (-1) inseamna incercare de fraudare si va conduce la eliminarea concurentului din concurs. Daca un concurent nu rezolva o problema NU se adauga in fisier o pereche cu ID –ul concurentului si punctaj 0.</text:p>
      <text:p text:style-name="Standard"/>
      <text:p text:style-name="Standard">Pentru a se ajunge la clasamentul final se cere sa se formeze o lista inlantuita ordonata descrescator (dupa punctaj) care contine noduri cu valori de tip pereche (ID, Punctaj). Lista este o lista ordonata (invariant: dupa orice operatie cu lista aceasta este ordonata – inserati in lista ordonata nu sortati dupa fiecare operație).</text:p>
      <text:p text:style-name="P10"><text:span text:style-name="T3"><text:line-break/></text:span><text:span text:style-name="T5">Detalii implementare</text:span><text:span text:style-name="T1">:</text:span></text:p>
      <text:p text:style-name="P10"/>
      <text:p text:style-name="P13">processFilesParallel</text:p>
      <text:p text:style-name="P12"><text:span text:style-name="T9">1. </text:span><text:span text:style-name="T1">Inițializare:</text:span></text:p>
      <text:p text:style-name="P12"><text:span text:style-name="T1">- Se creează obiectele necesare: coada partajată (</text:span><text:span text:style-name="T14">SharedQueue</text:span><text:span text:style-name="T1">), clasamentul (</text:span><text:span text:style-name="T14">LinkedList</text:span><text:span text:style-name="T1">), și flag-ul </text:span><text:span text:style-name="T14">doneReading</text:span><text:span text:style-name="T1">.</text:span></text:p>
      <text:p text:style-name="P12"><text:span text:style-name="T1">- Se pornesc firele de citire (</text:span><text:span text:style-name="T14">p_r</text:span><text:span text:style-name="T1"> cititori) și procesare (</text:span><text:span text:style-name="T14">p_w</text:span><text:span text:style-name="T1"> procesatori).</text:span></text:p>
      <text:p text:style-name="P12"/>
      <text:p text:style-name="P12"><text:span text:style-name="T9">2. </text:span><text:span text:style-name="T1">Lansare fire:</text:span></text:p>
      <text:p text:style-name="P15">- Cititorii sunt distribuiți pe țări și probleme.</text:p>
      <text:p text:style-name="P12"><text:span text:style-name="T1">- </text:span><text:span text:style-name="T9">Workers</text:span><text:span text:style-name="T1"> așteaptă datele din coadă pentru procesare.</text:span></text:p>
      <text:p text:style-name="P12"/>
      <text:p text:style-name="P12"><text:span text:style-name="T9">3. </text:span><text:span text:style-name="T1">Sincronizare:</text:span></text:p>
      <text:p text:style-name="P12"><text:span text:style-name="T1">- Toate firele de citire se alătură (</text:span><text:span text:style-name="T14">join</text:span><text:span text:style-name="T1">).</text:span></text:p>
      <text:p text:style-name="P12"><text:span text:style-name="T1">- Flag-ul </text:span><text:span text:style-name="T14">doneReading</text:span><text:span text:style-name="T1"> este setat la </text:span><text:span text:style-name="T14">true</text:span><text:span text:style-name="T1"> pentru a semnaliza procesatorilor că citirea s-a terminat.</text:span></text:p>
      <text:p text:style-name="P12"><text:span text:style-name="T1">- Toate firele de procesare se alătură (</text:span><text:span text:style-name="T14">join</text:span><text:span text:style-name="T1">).</text:span></text:p>
      <text:p text:style-name="P12"/>
      <text:p text:style-name="P12"><text:span text:style-name="T9">4. </text:span><text:span text:style-name="T1">Salvare rezultat:</text:span></text:p>
      <text:p text:style-name="P12"><text:span text:style-name="T1">- Clasamentul procesat este salvat în fișierul </text:span><text:span text:style-name="T14">ClasamentP.txt</text:span><text:span text:style-name="T1">.</text:span></text:p>
      <text:p text:style-name="P10"><text:span text:style-name="T1"><text:line-break/></text:span><text:span text:style-name="T11">Cititorii</text:span><text:span text:style-name="T9">:</text:span></text:p>
      <text:p text:style-name="P16">- Cititorii citesc fișierele text asociate fiecărei țări și probleme, extrag ID-urile și scorurile participanților și adaugă aceste date în coada partajată.</text:p>
      <text:p text:style-name="P10"><text:span text:style-name="T1">- Fiecare cititor procesează un subset de țări, determinat prin distribuirea acestora între fire, utilizând </text:span><text:span text:style-name="T14">threadID</text:span><text:span text:style-name="T1">.</text:span></text:p>
      <text:p text:style-name="P10"/>
      <text:p text:style-name="P10"><text:span text:style-name="T11">Workers</text:span><text:span text:style-name="T1">:</text:span></text:p>
      <text:p text:style-name="P10"><text:span text:style-name="T1">- </text:span><text:span text:style-name="T9">Workers</text:span><text:span text:style-name="T1"> preiau elemente din coada partajată și actualizează clasamentul (lista înlănțuită </text:span><text:span text:style-name="T14">LinkedList</text:span><text:span text:style-name="T1">) folosind metoda </text:span><text:span text:style-name="T14">insertOrUpdate</text:span><text:span text:style-name="T1">.</text:span></text:p>
      <text:p text:style-name="P10"><text:span text:style-name="T1">- Blocările (</text:span><text:span text:style-name="T14">mutex</text:span><text:span text:style-name="T1">) sunt utilizate pentru a sincroniza accesul la lista înlănțuită.</text:span></text:p>
      <text:p text:style-name="P10"/>
      <text:p text:style-name="P10"><text:span text:style-name="T12">Sincronizare între cititori și </text:span><text:span text:style-name="T11">workers</text:span><text:span text:style-name="T1">:</text:span></text:p>
      <text:p text:style-name="P10"><text:span text:style-name="T1">- Un flag atomic (</text:span><text:span text:style-name="T14">doneReading</text:span><text:span text:style-name="T1">) semnalează că cititorii au terminat de adăugat date în coadă.</text:span></text:p>
      <text:p text:style-name="P10"><text:span text:style-name="T9">- Workers</text:span><text:span text:style-name="T1"> continuă să prelucreze elementele din coadă până când coada devine goală și citirea este finalizată.<text:line-break/></text:span></text:p>
      <text:p text:style-name="P10"><text:soft-page-break/></text:p>
      <text:p text:style-name="P14">Structura cozii partajate (SharedQueue)</text:p>
      <text:p text:style-name="P10"><text:span text:style-name="T1">Aceasta permite comunicarea între cititori și </text:span><text:span text:style-name="T9">workers</text:span><text:span text:style-name="T1">. Este protejată printr-un </text:span><text:span text:style-name="T14">mutex</text:span><text:span text:style-name="T1"> pentru acces sincronizat, iar semaforul (</text:span><text:span text:style-name="T14">counting_semaphore&lt;&gt;</text:span><text:span text:style-name="T1">) gestionează disponibilitatea elementelor:</text:span></text:p>
      <text:p text:style-name="P10"/>
      <text:p text:style-name="P10"><text:span text:style-name="T13">- </text:span><text:span text:style-name="T7">push</text:span><text:span text:style-name="T1">:</text:span></text:p>
      <text:p text:style-name="P10"><text:span text:style-name="T1">Cititorii adaugă perechi </text:span><text:span text:style-name="T14">(ID, score)</text:span><text:span text:style-name="T1"> în coadă.</text:span></text:p>
      <text:p text:style-name="P10"><text:span text:style-name="T1">După adăugare, semaforul este eliberat (</text:span><text:span text:style-name="T14">release</text:span><text:span text:style-name="T1">) pentru a semnala procesatorilor că există date disponibile.</text:span></text:p>
      <text:p text:style-name="P10"/>
      <text:p text:style-name="P10"><text:span text:style-name="T13">- </text:span><text:span text:style-name="T7">pop</text:span><text:span text:style-name="T1">:</text:span></text:p>
      <text:p text:style-name="P10"><text:span text:style-name="T9">Workers</text:span><text:span text:style-name="T1"> așteaptă semaforul să se activeze (</text:span><text:span text:style-name="T14">acquire</text:span><text:span text:style-name="T1">), apoi extrag următorul element din coadă.</text:span></text:p>
      <text:p text:style-name="P10"/>
      <text:p text:style-name="P14">readerFunction</text:p>
      <text:p text:style-name="P16">Această funcție este executată de mai multe fire și citește fișierele asociate unei țări și unei probleme:</text:p>
      <text:p text:style-name="P10"/>
      <text:p text:style-name="P10"><text:span text:style-name="T1">- Fiecare thread procesează țările în mod distribuit (</text:span><text:span text:style-name="T14">country += p_r</text:span><text:span text:style-name="T1">).</text:span></text:p>
      <text:p text:style-name="P16">- Datele din fișierele deschise sunt extrase și adăugate în coadă.</text:p>
      <text:p text:style-name="P10"/>
      <text:p text:style-name="P14">workerFunction</text:p>
      <text:p text:style-name="P10"><text:span text:style-name="T1">Fiecare </text:span><text:span text:style-name="T9">worker</text:span><text:span text:style-name="T1">:</text:span></text:p>
      <text:p text:style-name="P10"/>
      <text:p text:style-name="P10"><text:span text:style-name="T1">- Preia elementele </text:span><text:span text:style-name="T14">(ID, score)</text:span><text:span text:style-name="T1"> din coada partajată.</text:span></text:p>
      <text:p text:style-name="P10"><text:span text:style-name="T1">- Actualizează clasamentul utilizând metoda </text:span><text:span text:style-name="T14">insertOrUpdate</text:span><text:span text:style-name="T1"> din </text:span><text:span text:style-name="T14">LinkedList</text:span><text:span text:style-name="T1">.</text:span></text:p>
      <text:p text:style-name="P16">- Continuă să proceseze până când:</text:p>
      <text:p text:style-name="P10"><text:span text:style-name="T1"><text:tab/>- Flag-ul </text:span><text:span text:style-name="T14">doneReading </text:span><text:span text:style-name="T1">indică finalizarea citirii, și</text:span></text:p>
      <text:p text:style-name="P16"><text:tab/>- Coada este goală.</text:p>
      <text:p text:style-name="P10"/>
      <text:p text:style-name="P11"><text:span text:style-name="T1">Sincronizarea cititorilor și </text:span><text:span text:style-name="T9">worker-ilor</text:span></text:p>
      <text:p text:style-name="P16">- Cititorii se execută până când toate fișierele sunt procesate, iar apoi își încheie execuția.</text:p>
      <text:p text:style-name="P10"><text:span text:style-name="T9">- Workers</text:span><text:span text:style-name="T1"> verifică dacă mai sunt elemente în coadă sau dacă cititorii nu au terminat (folosind </text:span><text:span text:style-name="T14">doneReading</text:span><text:span text:style-name="T1">).<text:line-break/></text:span><text:span text:style-name="T2"><text:line-break/></text:span></text:p>
      <text:p text:style-name="P1"><text:span text:style-name="T4">Documentare performanta</text:span>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r cititori</text:p>
          </table:table-cell>
          <table:table-cell table:style-name="Table2.A1" office:value-type="string">
            <text:p text:style-name="P3">Nr <text:span text:style-name="T8">procese</text:span></text:p>
          </table:table-cell>
          <table:table-cell table:style-name="Table2.A1" office:value-type="string">
            <text:p text:style-name="P3">Timp executie</text:p>
          </table:table-cell>
        </table:table-row>
        <table:table-row table:style-name="Table2.2">
          <table:table-cell table:style-name="Table2.A1" office:value-type="string">
            <text:p text:style-name="P7">secvential</text:p>
          </table:table-cell>
          <table:table-cell table:style-name="Table2.A1" office:value-type="string">
            <text:p text:style-name="P3">secvential</text:p>
          </table:table-cell>
          <table:table-cell table:style-name="Table2.A1" office:value-type="string">
            <text:p text:style-name="P8">11.36ms</text:p>
          </table:table-cell>
        </table:table-row>
        <table:table-row table:style-name="Table2.3">
          <table:table-cell table:style-name="Table2.A1" table:number-rows-spanned="4" office:value-type="string">
            <text:p text:style-name="P4">1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9">12.43ms</text:p>
          </table:table-cell>
        </table:table-row>
        <table:table-row table:style-name="Table2.3">
          <table:covered-table-cell table:style-name="Table2.A1"/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9">12.47ms</text:p>
          </table:table-cell>
        </table:table-row>
        <table:table-row>
          <table:covered-table-cell table:style-name="Table2.A1"/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9">13.36ms</text:p>
          </table:table-cell>
        </table:table-row>
        <table:table-row>
          <table:covered-table-cell table:style-name="Table2.A1"/>
          <table:table-cell table:style-name="Table2.A1" office:value-type="string">
            <text:p text:style-name="P5">16</text:p>
          </table:table-cell>
          <table:table-cell table:style-name="Table2.A1" office:value-type="string">
            <text:p text:style-name="P9">15.93ms</text:p>
          </table:table-cell>
        </table:table-row>
        <table:table-row>
          <table:table-cell table:style-name="Table2.A1" table:number-rows-spanned="4" office:value-type="string">
            <text:p text:style-name="P4">2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9">11.63ms</text:p>
          </table:table-cell>
        </table:table-row>
        <table:table-row>
          <table:covered-table-cell table:style-name="Table2.A1"/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9">12.22ms</text:p>
          </table:table-cell>
        </table:table-row>
        <table:table-row>
          <table:covered-table-cell table:style-name="Table2.A1"/>
          <table:table-cell table:style-name="Table2.A1" office:value-type="string">
            <text:p text:style-name="P6">8</text:p>
          </table:table-cell>
          <table:table-cell table:style-name="Table2.A1" office:value-type="string">
            <text:p text:style-name="P9">14.22ms</text:p>
          </table:table-cell>
        </table:table-row>
        <table:table-row>
          <table:covered-table-cell table:style-name="Table2.A1"/>
          <table:table-cell table:style-name="Table2.A1" office:value-type="string">
            <text:p text:style-name="P6">16</text:p>
          </table:table-cell>
          <table:table-cell table:style-name="Table2.A1" office:value-type="string">
            <text:p text:style-name="P9">13.75ms</text:p>
          </table:table-cell>
        </table:table-row>
      </table:table>
      <text:p text:style-name="P2"/>
      <text:p text:style-name="P17"><text:span text:style-name="T4">Observatii:</text:span></text:p>
      <text:p text:style-name="P18">- <text:span text:style-name="T15">nu exista diferente semnificative intre 1 cititor sau 2 cititor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7:59:22.993515904</meta:creation-date>
    <dc:date>2024-11-26T12:59:47.602234881</dc:date>
    <meta:editing-duration>PT4H50M8S</meta:editing-duration>
    <meta:editing-cycles>22</meta:editing-cycles>
    <meta:generator>LibreOffice/7.3.7.2$Linux_X86_64 LibreOffice_project/30$Build-2</meta:generator>
    <meta:document-statistic meta:table-count="1" meta:image-count="0" meta:object-count="0" meta:page-count="2" meta:paragraph-count="74" meta:word-count="572" meta:character-count="3999" meta:non-whitespace-character-count="3492"/>
  </office:meta>
</office:document-meta>
</file>